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8E0000017687B9F6A3F9D8B271.png" manifest:media-type="image/png"/>
  <manifest:file-entry manifest:full-path="Pictures/10000201000001D1000002D0E6C750A4023B7863.png" manifest:media-type="image/png"/>
  <manifest:file-entry manifest:full-path="Pictures/1000020100000276000002788B089C11013C5703.png" manifest:media-type="image/png"/>
  <manifest:file-entry manifest:full-path="Pictures/100002010000038D0000017680D4025E80256F56.png" manifest:media-type="image/png"/>
  <manifest:file-entry manifest:full-path="Pictures/100002010000038F00000178CF6E33AE3240492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Default_5f_1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6" style:family="graphic" style:parent-style-name="Default_5f_1_5f_2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7" style:family="graphic" style:parent-style-name="Default_5f_1_5f_2_5f_1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1_5f_2_5f_1_5f_1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10" style:family="graphic" style:parent-style-name="Default_5f_1_5f_2_5f_1_5f_2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11" style:family="graphic" style:parent-style-name="Default_5f_1_5f_2_5f_1_5f_3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12" style:family="graphic" style:parent-style-name="Default_5f_2" style:list-style-name="L2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pr1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OBJECT_5f_ONLY-notes">
      <style:graphic-properties draw:fill-color="#ffffff" fo:min-height="13.364cm"/>
    </style:style>
    <style:style style:name="pr3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7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rebuchet MS" fo:font-size="66pt" fo:letter-spacing="normal" fo:font-style="normal" style:text-underline-style="none" fo:font-weight="normal" style:font-name-asian="Trebuchet MS" style:font-size-asian="66pt" style:font-style-asian="normal" style:font-weight-asian="normal" style:font-name-complex="Trebuchet MS" style:font-size-complex="6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rebuchet MS" fo:font-size="40pt" fo:letter-spacing="normal" fo:font-style="normal" style:text-underline-style="none" fo:font-weight="normal" style:font-name-asian="Trebuchet MS" style:font-size-asian="40pt" style:font-style-asian="normal" style:font-weight-asian="normal" style:font-name-complex="Trebuchet MS" style:font-size-complex="40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Trebuchet MS" fo:font-size="18pt" fo:letter-spacing="normal" fo:font-style="normal" style:text-underline-style="solid" style:text-underline-width="auto" style:text-underline-color="font-color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Trebuchet MS" fo:font-size="18pt" fo:letter-spacing="normal" fo:font-style="normal" style:text-underline-style="none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Trebuchet MS" fo:font-size="80pt" fo:letter-spacing="normal" fo:font-style="normal" style:text-underline-style="none" fo:font-weight="normal" style:font-name-asian="Trebuchet MS" style:font-size-asian="80pt" style:font-style-asian="normal" style:font-weight-asian="normal" style:font-name-complex="Trebuchet MS" style:font-size-complex="8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_5f_ONLY" presentation:presentation-page-layout-name="AL1T0">
        <office:forms form:automatic-focus="false" form:apply-design-mode="false"/>
        <draw:custom-shape draw:name="Google Shape;61;p14" draw:style-name="gr1" draw:text-style-name="P2" draw:layer="layout" svg:width="24.298cm" svg:height="15.372cm" svg:x="1.35cm" svg:y="0.717cm">
          <text:p text:style-name="P1"><text:span text:style-name="T1">Jesz kebab ale czy wiesz, co jest w środku?</text:span></text:p>
          <text:p text:style-name="P1"><text:span text:style-name="T2"/></text:p>
          <text:p text:style-name="P1"><text:span text:style-name="T3">Mateusz Winnicki</text:span></text:p>
          <text:p text:style-name="P1"><text:span text:style-name="T2"/></text:p>
          <text:p text:style-name="P1"><text:span text:style-name="T2"/></text:p>
          <text:p text:style-name="P1"><text:span text:style-name="T4"><text:a xlink:href="http://www.mateuszwinnicki.pl/" xlink:type="simple">www.mateuszwinnicki.pl</text:a></text:span></text:p>
          <text:p text:style-name="P1"><text:span text:style-name="T5">mateusz.winnicki@euvic.p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8;p1:notes" presentation:style-name="pr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9;p1:notes" draw:style-name="gr2" draw:layer="layout" svg:width="13.999cm" svg:height="11.136cm" svg:x="3.5cm" svg:y="2.227cm" draw:page-number="1" presentation:class="page"/>
        </presentation:notes>
      </draw:page>
      <draw:page draw:name="page2" draw:style-name="dp1" draw:master-page-name="OBJECT_5f_ONLY">
        <office:forms form:automatic-focus="false" form:apply-design-mode="false"/>
        <draw:frame draw:style-name="gr3" draw:text-style-name="P4" draw:layer="layout" svg:width="11.623cm" svg:height="17.999cm" svg:x="15.378cm" svg:y="0.035cm">
          <draw:image xlink:href="Pictures/10000201000001D1000002D0E6C750A4023B7863.png" xlink:type="simple" xlink:show="embed" xlink:actuate="onLoad">
            <text:p/>
          </draw:image>
        </draw:frame>
        <draw:frame draw:style-name="gr4" draw:text-style-name="P4" draw:layer="layout" svg:width="11.623cm" svg:height="17.999cm" svg:x="0cm" svg:y="0cm">
          <draw:image xlink:href="Pictures/10000201000001D1000002D0E6C750A4023B786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BJECT_5f_ONLY">
        <office:forms form:automatic-focus="false" form:apply-design-mode="false"/>
        <draw:custom-shape draw:name="Google Shape;175;p33" draw:style-name="gr5" draw:text-style-name="P6" draw:layer="layout" svg:width="24.298cm" svg:height="15.372cm" svg:x="1.35cm" svg:y="0.717cm">
          <text:p text:style-name="P1"><text:span text:style-name="T6">hash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3" presentation:class="page"/>
        </presentation:notes>
      </draw:page>
      <draw:page draw:name="page4" draw:style-name="dp1" draw:master-page-name="OBJECT_5f_ONLY">
        <office:forms form:automatic-focus="false" form:apply-design-mode="false"/>
        <draw:custom-shape draw:name="Google Shape;175;p33" draw:style-name="gr5" draw:text-style-name="P6" draw:layer="layout" svg:width="24.298cm" svg:height="15.372cm" svg:x="1.35cm" svg:y="0.717cm">
          <text:p text:style-name="P1"><text:span text:style-name="T6">equal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4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4" presentation:class="page"/>
        </presentation:notes>
      </draw:page>
      <draw:page draw:name="page5" draw:style-name="dp1" draw:master-page-name="OBJECT_5f_ONLY">
        <office:forms form:automatic-focus="false" form:apply-design-mode="false"/>
        <draw:custom-shape draw:name="Google Shape;175;p33" draw:style-name="gr6" draw:text-style-name="P6" draw:layer="layout" svg:width="24.298cm" svg:height="15.372cm" svg:x="1.35cm" svg:y="0.717cm">
          <text:p text:style-name="P1"><text:span text:style-name="T6">compareTo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5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5" presentation:class="page"/>
        </presentation:notes>
      </draw:page>
      <draw:page draw:name="page6" draw:style-name="dp1" draw:master-page-name="OBJECT_5f_ONLY">
        <office:forms form:automatic-focus="false" form:apply-design-mode="false"/>
        <draw:custom-shape draw:name="Google Shape;175;p33" draw:style-name="gr7" draw:text-style-name="P6" draw:layer="layout" svg:width="24.298cm" svg:height="15.372cm" svg:x="1.35cm" svg:y="0.717cm">
          <text:p text:style-name="P1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7" draw:layer="layout" svg:width="24.099cm" svg:height="9.946cm" svg:x="1.995cm" svg:y="3.978cm">
          <draw:image xlink:href="Pictures/100002010000038F00000178CF6E33AE324049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Google Shape;172;g4099479c62_0_0:notes" presentation:style-name="pr6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6" presentation:class="page"/>
        </presentation:notes>
      </draw:page>
      <draw:page draw:name="page7" draw:style-name="dp1" draw:master-page-name="OBJECT_5f_ONLY">
        <office:forms form:automatic-focus="false" form:apply-design-mode="false"/>
        <draw:custom-shape draw:name="Google Shape;175;p33" draw:style-name="gr9" draw:text-style-name="P6" draw:layer="layout" svg:width="24.298cm" svg:height="15.372cm" svg:x="1.35cm" svg:y="0.717cm">
          <text:p text:style-name="P1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7" draw:layer="layout" svg:width="24.073cm" svg:height="9.893cm" svg:x="2.008cm" svg:y="4.004cm">
          <draw:image xlink:href="Pictures/100002010000038E0000017687B9F6A3F9D8B27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Google Shape;172;g4099479c62_0_0:notes" presentation:style-name="pr7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7" presentation:class="page"/>
        </presentation:notes>
      </draw:page>
      <draw:page draw:name="page8" draw:style-name="dp1" draw:master-page-name="OBJECT_5f_ONLY">
        <office:forms form:automatic-focus="false" form:apply-design-mode="false"/>
        <draw:custom-shape draw:name="Google Shape;175;p33" draw:style-name="gr10" draw:text-style-name="P6" draw:layer="layout" svg:width="24.298cm" svg:height="15.372cm" svg:x="1.35cm" svg:y="0.717cm">
          <text:p text:style-name="P1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7" draw:layer="layout" svg:width="24.046cm" svg:height="9.893cm" svg:x="2.022cm" svg:y="4.004cm">
          <draw:image xlink:href="Pictures/100002010000038D0000017680D4025E80256F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Google Shape;172;g4099479c62_0_0:notes" presentation:style-name="pr8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8" presentation:class="page"/>
        </presentation:notes>
      </draw:page>
      <draw:page draw:name="page9" draw:style-name="dp1" draw:master-page-name="OBJECT_5f_ONLY">
        <office:forms form:automatic-focus="false" form:apply-design-mode="false"/>
        <draw:custom-shape draw:name="Google Shape;175;p33" draw:style-name="gr11" draw:text-style-name="P6" draw:layer="layout" svg:width="24.298cm" svg:height="15.372cm" svg:x="1.35cm" svg:y="0.717cm">
          <text:p text:style-name="P1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7" draw:layer="layout" svg:width="16.665cm" svg:height="16.718cm" svg:x="5.687cm" svg:y="0.808cm">
          <draw:image xlink:href="Pictures/1000020100000276000002788B089C11013C57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Google Shape;172;g4099479c62_0_0:notes" presentation:style-name="pr9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9" presentation:class="page"/>
        </presentation:notes>
      </draw:page>
      <draw:page draw:name="page10" draw:style-name="dp1" draw:master-page-name="OBJECT_5f_ONLY">
        <office:forms form:automatic-focus="false" form:apply-design-mode="false"/>
        <draw:custom-shape draw:name="Google Shape;175;p33" draw:style-name="gr12" draw:text-style-name="P6" draw:layer="layout" svg:width="24.298cm" svg:height="15.372cm" svg:x="1.35cm" svg:y="0.717cm">
          <text:p text:style-name="P1"><text:span text:style-name="T6">Q&amp;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10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0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2_5f_1_5f_1" style:display-name="Default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" style:display-name="Default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_5f_1_5f_2_5f_1_5f_2" style:display-name="Default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2" style:display-name="Default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2_5f_1_5f_3" style:display-name="Default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3" style:display-name="Default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5f_ONLY-background" style:display-name="OBJECT_ONLY-background" style:family="presentation">
      <style:graphic-properties draw:stroke="none" draw:fill="solid" draw:fill-color="#00ccff"/>
      <style:text-properties style:letter-kerning="true"/>
    </style:style>
    <style:style style:name="OBJECT_5f_ONLY-backgroundobjects" style:display-name="OBJECT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NLY-notes" style:display-name="OBJECT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NLY-outline1" style:display-name="OBJECT_ONLY-outline1" style:family="presentation">
      <style:graphic-properties draw:stroke="none" draw:fill="none" draw:auto-grow-height="false" draw:fit-to-size="shrink-to-fit" style:shrink-to-fit="true">
        <text:list-style style:name="OBJECT_5f_ONLY-outline1" style:display-name="OBJECT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outline2" style:display-name="OBJECT_ONLY-outline2" style:family="presentation" style:parent-style-name="OBJECT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3" style:display-name="OBJECT_ONLY-outline3" style:family="presentation" style:parent-style-name="OBJECT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4" style:display-name="OBJECT_ONLY-outline4" style:family="presentation" style:parent-style-name="OBJECT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5" style:display-name="OBJECT_ONLY-outline5" style:family="presentation" style:parent-style-name="OBJECT_5f_ONLY-outline4">
      <style:paragraph-properties fo:margin-top="0.1cm" fo:margin-bottom="0cm"/>
      <style:text-properties fo:font-size="20pt" style:font-size-asian="20pt" style:font-size-complex="20pt"/>
    </style:style>
    <style:style style:name="OBJECT_5f_ONLY-outline6" style:display-name="OBJECT_ONLY-outline6" style:family="presentation" style:parent-style-name="OBJECT_5f_ONLY-outline5">
      <style:paragraph-properties fo:margin-top="0.1cm" fo:margin-bottom="0cm"/>
      <style:text-properties fo:font-size="20pt" style:font-size-asian="20pt" style:font-size-complex="20pt"/>
    </style:style>
    <style:style style:name="OBJECT_5f_ONLY-outline7" style:display-name="OBJECT_ONLY-outline7" style:family="presentation" style:parent-style-name="OBJECT_5f_ONLY-outline6">
      <style:paragraph-properties fo:margin-top="0.1cm" fo:margin-bottom="0cm"/>
      <style:text-properties fo:font-size="20pt" style:font-size-asian="20pt" style:font-size-complex="20pt"/>
    </style:style>
    <style:style style:name="OBJECT_5f_ONLY-outline8" style:display-name="OBJECT_ONLY-outline8" style:family="presentation" style:parent-style-name="OBJECT_5f_ONLY-outline7">
      <style:paragraph-properties fo:margin-top="0.1cm" fo:margin-bottom="0cm"/>
      <style:text-properties fo:font-size="20pt" style:font-size-asian="20pt" style:font-size-complex="20pt"/>
    </style:style>
    <style:style style:name="OBJECT_5f_ONLY-outline9" style:display-name="OBJECT_ONLY-outline9" style:family="presentation" style:parent-style-name="OBJECT_5f_ONLY-outline8">
      <style:paragraph-properties fo:margin-top="0.1cm" fo:margin-bottom="0cm"/>
      <style:text-properties fo:font-size="20pt" style:font-size-asian="20pt" style:font-size-complex="20pt"/>
    </style:style>
    <style:style style:name="OBJECT_5f_ONLY-subtitle" style:display-name="OBJECT_ONLY-subtitle" style:family="presentation">
      <style:graphic-properties draw:stroke="none" draw:fill="none" draw:textarea-vertical-align="middle">
        <text:list-style style:name="OBJECT_5f_ONLY-subtitle" style:display-name="OBJECT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NLY-title" style:display-name="OBJECT_ONLY-title" style:family="presentation">
      <style:graphic-properties draw:stroke="none" draw:fill="none" draw:textarea-vertical-align="middle">
        <text:list-style style:name="OBJECT_5f_ONLY-title" style:display-name="OBJECT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00cc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001cm" fo:page-height="18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00cc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BJECT_5f_ONLY-backgroundobjects">
      <style:graphic-properties draw:stroke="none" draw:fill="none" draw:fill-color="#ffffff" draw:auto-grow-height="false" fo:min-height="1.485cm"/>
    </style:style>
    <style:style style:name="Mpr2" style:family="presentation" style:parent-style-name="OBJECT_5f_ONL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484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OBJECT_5f_ONLY" style:display-name="OBJECT_ONLY" style:page-layout-name="PM1" draw:style-name="Mdp1">
      <draw:frame presentation:style-name="OBJECT_5f_ONLY-title" draw:layer="backgroundobjects" svg:width="24.299cm" svg:height="3.005cm" svg:x="1.35cm" svg:y="0.718cm" presentation:class="title" presentation:placeholder="true">
        <draw:text-box/>
      </draw:frame>
      <draw:frame presentation:style-name="OBJECT_5f_ONLY-outline1" draw:layer="backgroundobjects" svg:width="24.299cm" svg:height="10.439cm" svg:x="1.35cm" svg:y="4.212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OBJECT_5f_ONLY-title" draw:layer="backgroundobjects" svg:width="19.798cm" svg:height="11.136cm" svg:x="0.6cm" svg:y="2.257cm" presentation:class="page"/>
        <draw:frame presentation:style-name="OBJECT_5f_ONL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draw:frame draw:name="Google Shape;14;p3" presentation:style-name="OBJECT-title" draw:layer="backgroundobjects" svg:width="24.298cm" svg:height="3.004cm" svg:x="1.35cm" svg:y="0.717cm" presentation:class="title" presentation:placeholder="true" presentation:user-transformed="true">
        <draw:text-box/>
      </draw:frame>
      <draw:frame draw:name="Google Shape;15;p3" presentation:style-name="OBJECT-outline1" draw:layer="backgroundobjects" svg:width="24.298cm" svg:height="10.439cm" svg:x="1.35cm" svg:y="4.212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6.705cm" svg:height="11.136cm" svg:x="2.146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2-06T07:58:06.945388102</dc:date>
    <meta:editing-duration>PT1H53M11S</meta:editing-duration>
    <meta:editing-cycles>7</meta:editing-cycles>
    <meta:generator>LibreOffice/6.0.6.2$Linux_X86_64 LibreOffice_project/00m0$Build-2</meta:generator>
    <meta:document-statistic meta:object-count="61"/>
  </office:meta>
</office:document-meta>
</file>